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25-02-0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24-01-09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23-01-10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2312" calcext:value-type="float">
            <text:p>122.8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22-02-1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1112" calcext:value-type="float">
            <text:p>113.2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21-01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3032" calcext:value-type="float">
            <text:p>113.4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20-01-2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8-01-11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6-12-1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5-12-1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8952" calcext:value-type="float">
            <text:p>126.4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5-02-16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7992" calcext:value-type="float">
            <text:p>114.9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3-01-22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4864" calcext:value-type="float">
            <text:p>125.7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2-02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1-01-2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10-01-2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9-02-12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8-02-1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2016" calcext:value-type="float">
            <text:p>93.0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7-02-22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6-02-0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052" calcext:value-type="float">
            <text:p>91.7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5-01-06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4-01-21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3-01-0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1-04-0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0-04-2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2000-04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1999-10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1999-04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309095313101</text:p>
          </table:table-cell>
          <table:table-cell office:value-type="string" calcext:value-type="string">
            <text:p>1999-04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